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Vivid1-subtitle">
      <style:graphic-properties draw:fill-color="#ffffff" fo:min-height="9.75cm" loext:decorative="false"/>
      <style:paragraph-properties style:writing-mode="lr-tb"/>
    </style:style>
    <style:style style:name="pr11" style:family="presentation" style:parent-style-name="Vivid1-subtitle">
      <style:graphic-properties draw:fill-color="#ffffff" draw:auto-grow-height="true" fo:min-height="12.751cm" loext:decorative="false"/>
      <style:paragraph-properties style:writing-mode="lr-tb"/>
    </style:style>
    <style:style style:name="pr12" style:family="presentation" style:parent-style-name="Vivid1-subtitle">
      <style:graphic-properties draw:fill-color="#ffffff" fo:min-height="12.7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ffffff" loext:opacity="100%" fo:font-size="12pt" fo:font-weight="bold" style:font-size-asian="12pt" style:font-size-complex="12pt"/>
    </style:style>
    <style:style style:name="P3" style:family="paragraph">
      <loext:graphic-properties draw:fill="none" draw:fill-color="#ffffff"/>
      <style:text-properties fo:color="#ffffff" loext:opacity="100%" fo:font-size="12pt" fo:font-weight="bold" style:font-size-asian="12pt" style:font-size-complex="12pt"/>
    </style:style>
    <style:style style:name="P4" style:family="paragraph">
      <style:paragraph-properties fo:margin-left="0cm" fo:margin-right="0cm" fo:margin-top="0cm" fo:margin-bottom="0.372cm" fo:text-indent="0cm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letter-spacing="-0.06cm" fo:font-style="normal" style:font-style-asian="normal" style:font-style-complex="normal"/>
    </style:style>
    <style:style style:name="T3" style:family="text">
      <style:text-properties fo:color="#04617b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>
          <draw:text-box>
            <text:p>React Native Starter</text:p>
          </draw:text-box>
        </draw:frame>
        <draw:frame presentation:style-name="pr2" draw:text-style-name="P1" draw:layer="layout" svg:width="25.2cm" svg:height="3.25cm" svg:x="1.4cm" svg:y="10.75cm" presentation:class="subtitle" presentation:user-transformed="true">
          <draw:text-box>
            <text:p>2026 Edition</text:p>
          </draw:text-box>
        </draw:frame>
        <draw:frame draw:style-name="gr1" draw:text-style-name="P3" draw:layer="layout" svg:width="3.088cm" svg:height="1.353cm" svg:x="24.852cm" svg:y="14.605cm">
          <draw:text-box draw:corner-radius="0.73cm">
            <text:p text:style-name="P2"><text:span text:style-name="T1">Version 0.1.0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Introduction</text:p>
          </draw:text-box>
        </draw:frame>
        <draw:frame presentation:style-name="pr5" draw:layer="layout" svg:width="25.2cm" svg:height="9.75cm" svg:x="1.4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Why?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ross-platform applications using a single codebase</text:p>
              </text:list-item>
              <text:list-item>
                <text:p>Cost Efficiency</text:p>
              </text:list-item>
              <text:list-item>
                <text:p>Native Performance and Feels</text:p>
              </text:list-item>
              <text:list-item>
                <text:p>Large Community and Ecosystem</text:p>
              </text:list-item>
              <text:list-item>
                <text:p>Familiar with Existing Ski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Users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3">
              <text:list-item>
                <text:p>Facebook</text:p>
              </text:list-item>
              <text:list-item>
                <text:p>Instagram</text:p>
              </text:list-item>
              <text:list-item>
                <text:p>Airbnb<text:span text:style-name="T2">*</text:span></text:p>
              </text:list-item>
              <text:list-item>
                <text:p>Disc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Architechture</text:p>
          </draw:text-box>
        </draw:frame>
        <draw:frame presentation:style-name="pr8" draw:layer="layout" svg:width="25.2cm" svg:height="9.75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Fundamentals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<text:a xlink:href="https://reactnative.dev/docs/intro-react" xlink:type="simple">https://reactnative.dev/docs/intro-react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0">
        <office:forms form:automatic-focus="false" form:apply-design-mode="false"/>
        <draw:frame presentation:style-name="pr7" draw:layer="layout" svg:width="25.2cm" svg:height="2.75cm" svg:x="1.4cm" svg:y="0.25cm" presentation:class="title" presentation:placeholder="true">
          <draw:text-box/>
        </draw:frame>
        <draw:frame presentation:style-name="pr10" draw:text-style-name="P1" draw:layer="layout" svg:width="25.2cm" svg:height="9.75cm" svg:x="1.4cm" svg:y="4cm" presentation:class="subtitle" presentation:user-transformed="true">
          <draw:text-box>
            <text:p>React JS vs React Nativ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Cod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Tag</text:p>
                <text:list>
                  <text:list-item>
                    <text:p>Web: &lt;div&gt; &lt;span&gt; &lt;h1&gt; &lt;img&gt;</text:p>
                  </text:list-item>
                  <text:list-item>
                    <text:p>Native: &lt;View&gt; &lt;Text&gt; &lt;Image&gt;</text:p>
                  </text:list-item>
                </text:list>
              </text:list-item>
              <text:list-item>
                <text:p>Style</text:p>
                <text:list>
                  <text:list-item>
                    <text:p>Web: CSS</text:p>
                  </text:list-item>
                  <text:list-item>
                    <text:p>Native: StyleShe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Exampl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Web/JSX:</text:p>
                <text:p>&lt;div&gt;&lt;h1&gt;Hello World&lt;/h1&gt;&lt;/div&gt;</text:p>
              </text:list-item>
              <text:list-item>
                <text:p>Native:</text:p>
                <text:p>&lt;View&gt;&lt;Text&gt;Hello World&lt;/Text&gt;&lt;View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Exampl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SS</text:p>
                <text:list>
                  <text:list-item>
                    <text:p>Web: background-color, padding, margin-top, color,...</text:p>
                  </text:list-item>
                  <text:list-item>
                    <text:p>Native: backgroundColor, padding, marginTop, color,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Cod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Render</text:p>
                <text:list>
                  <text:list-item>
                    <text:p>Web: VirtualDOM</text:p>
                  </text:list-item>
                  <text:list-item>
                    <text:p>Native: Platform API via Bridge </text:p>
                  </text:list-item>
                </text:list>
              </text:list-item>
              <text:list-item>
                <text:p>Navigation:</text:p>
                <text:list>
                  <text:list-item>
                    <text:p>Web: Routes</text:p>
                  </text:list-item>
                  <text:list-item>
                    <text:p>Native: 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32">
        <office:forms form:automatic-focus="false" form:apply-design-mode="false"/>
        <draw:frame presentation:style-name="pr11" draw:text-style-name="P1" draw:layer="layout" svg:width="25.2cm" svg:height="12.751cm" svg:x="1.4cm" svg:y="0.25cm" presentation:class="subtitle">
          <draw:text-box>
            <text:p>Naming Conve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Naming Variations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amelCase (thisExampleCamseCase)</text:p>
              </text:list-item>
              <text:list-item>
                <text:p>snake_case (this_example_snake_case)</text:p>
              </text:list-item>
              <text:list-item>
                <text:p>PascalCase (ThisExamplePascalCase)</text:p>
              </text:list-item>
              <text:list-item>
                <text:p>kebab-case (this-example-kebab-ca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File &amp; Folder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3">
              <text:list-item>
                <text:p>kebab-case</text:p>
              </text:list-item>
              <text:list-item>
                <text:p>lower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Variable Nam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amelCase</text:p>
              </text:list-item>
              <text:list-item>
                <text:p>snake_case (preferable)</text:p>
              </text:list-item>
              <text:list-item>
                <text:p>lower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Constants 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UPPERCASE</text:p>
              </text:list-item>
              <text:list-item>
                <text:p>SNAKE_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Function Nam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amelCase</text:p>
              </text:list-item>
              <text:list-item>
                <text:p>UPPER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Class Nam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Pascal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Folder Structure</text:p>
          </draw:text-box>
        </draw:frame>
        <draw:frame presentation:style-name="pr8" draw:layer="layout" svg:width="25.2cm" svg:height="9.75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Installation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<text:a xlink:href="https://reactnative.dev/docs/set-up-your-environment" xlink:type="simple">https://reactnative.dev/docs/set-up-your-environment</text:a></text:p>
              </text:list-item>
              <text:list-item>
                <text:p>Requirements:</text:p>
                <text:list>
                  <text:list-item>
                    <text:p>Node JS [Latest LTS]</text:p>
                  </text:list-item>
                  <text:list-item>
                    <text:p>Android Studio [Latest]</text:p>
                    <text:list>
                      <text:list-item>
                        <text:p><text:span text:style-name="T3">SDK, Build-tools, Android Debug Bridge (adb), Android Virtual Device (avd) (optional)</text:span></text:p>
                      </text:list-item>
                    </text:list>
                  </text:list-item>
                  <text:list-item>
                    <text:p>Java JRE &amp; JDK [Versi 17]</text:p>
                  </text:list-item>
                  <text:list-item>
                    <text:p>Xcode (IOS) [Latest]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3T32">
        <office:forms form:automatic-focus="false" form:apply-design-mode="false"/>
        <draw:frame presentation:style-name="pr12" draw:text-style-name="P1" draw:layer="layout" svg:width="25.2cm" svg:height="12.751cm" svg:x="1.4cm" svg:y="0.25cm" presentation:class="subtitle">
          <draw:text-box>
            <text:p><text:span text:style-name="T4">React Native</text:span></text:p>
            <text:p>Expo VS CL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Expo</text:p>
          </draw:text-box>
        </draw:frame>
        <draw:frame presentation:style-name="pr8" draw:layer="layout" svg:width="25.2cm" svg:height="9.75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CLI</text:p>
          </draw:text-box>
        </draw:frame>
        <draw:frame presentation:style-name="pr8" draw:layer="layout" svg:width="25.2cm" svg:height="9.75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Device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AVD/Emulator</text:p>
                <text:list>
                  <text:list-item>
                    <text:p>AVD Manager (Android)</text:p>
                  </text:list-item>
                  <text:list-item>
                    <text:p>Emulator Xcode (IOS)</text:p>
                  </text:list-item>
                </text:list>
              </text:list-item>
              <text:list-item>
                <text:p>Real Device</text:p>
                <text:list>
                  <text:list-item>
                    <text:p>USB Debugging</text:p>
                  </text:list-item>
                  <text:list-item>
                    <text:p>Wireless Debugg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Android USB Debug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adb de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Android Wireless Debug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onnect to Device</text:p>
                <text:list>
                  <text:list-item>
                    <text:p>adb connect 192.168.1.1:12345</text:p>
                  </text:list-item>
                </text:list>
              </text:list-item>
              <text:list-item>
                <text:p>Disconnect to Device</text:p>
                <text:list>
                  <text:list-item>
                    <text:p>adb disconnect 192.168.1.1:12345</text:p>
                  </text:list-item>
                </text:list>
              </text:list-item>
              <text:list-item>
                <text:p>Show Device List</text:p>
                <text:list>
                  <text:list-item>
                    <text:p>adb de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 presentation:user-transformed="true">
          <draw:text-box>
            <text:p>Running Project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npm install (first time)</text:p>
              </text:list-item>
              <text:list-item>
                <text:p>Start Metro Server (required)</text:p>
                <text:list>
                  <text:list-item>
                    <text:p>npm run start</text:p>
                  </text:list-item>
                </text:list>
              </text:list-item>
              <text:list-item>
                <text:p>Install &amp; Run</text:p>
                <text:list>
                  <text:list-item>
                    <text:p>npm run android/ios</text:p>
                  </text:list-item>
                </text:list>
              </text:list-item>
              <text:list-item>
                <text:p>Reconnect without reinstall</text:p>
                <text:list>
                  <text:list-item>
                    <text:p>adb reverse tcp:8081 tcp:808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Generate APK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Debug</text:p>
                <text:list>
                  <text:list-item>
                    <text:p>cd android</text:p>
                  </text:list-item>
                  <text:list-item>
                    <text:p>./gradlew assembleDebug</text:p>
                  </text:list-item>
                  <text:list-item>
                    <text:p>cd ..</text:p>
                  </text:list-item>
                </text:list>
              </text:list-item>
              <text:list-item>
                <text:p text:style-name="P4">Release</text:p>
                <text:list>
                  <text:list-item>
                    <text:p>cd android</text:p>
                  </text:list-item>
                  <text:list-item>
                    <text:p>./gradlew assembleRelease</text:p>
                  </text:list-item>
                  <text:list-item>
                    <text:p>cd ..</text:p>
                  </text:list-item>
                </text:list>
              </text:list-item>
              <text:list-item>
                <text:p>Result: android/app/build/outputs/app/build/outputs/apk/&lt;debug/release&gt;/app-&lt;debug/release&gt;.ap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Release Bundle Android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3">
              <text:list-item>
                <text:p>cd android</text:p>
              </text:list-item>
              <text:list-item>
                <text:p>./gradlew bundleRelease</text:p>
              </text:list-item>
              <text:list-item>
                <text:p>cd ..</text:p>
                <text:p>Result: android/app/build/outputs/bundle/release/app-release.aab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Signed APK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3">
              <text:list-item>
                <text:p>Generate Key</text:p>
                <text:list>
                  <text:list-item>
                    <text:p>keytool -genkeypair -v -keystore my-release-key.keystore -alias my-key-alias -keyalg RSA -keysize 2048 -validity 10000</text:p>
                  </text:list-item>
                  <text:list-item>
                    <text:p>Result: `my-release-key.keystore` in `android/app/`</text:p>
                  </text:list-item>
                </text:list>
              </text:list-item>
              <text:list-item>
                <text:p><text:a xlink:href="https://reactnative.dev/docs/signed-apk-android" xlink:type="simple">https://reactnative.dev/docs/signed-apk-android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1T0">
        <office:forms form:automatic-focus="false" form:apply-design-mode="false"/>
        <draw:frame presentation:style-name="pr7" draw:layer="layout" svg:width="25.2cm" svg:height="2.75cm" svg:x="1.4cm" svg:y="0.25cm" presentation:class="title" presentation:placeholder="true">
          <draw:text-box/>
        </draw:frame>
        <draw:frame presentation:style-name="pr10" draw:text-style-name="P1" draw:layer="layout" svg:width="25.2cm" svg:height="9.75cm" svg:x="1.4cm" svg:y="4cm" presentation:class="subtitle">
          <draw:text-box>
            <text:p>Thank You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ID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11:36:21.537850700</meta:creation-date>
    <dc:description>This work is licensed under a Creative Commons 0 License.
It makes use of the works of fsanchez.</dc:description>
    <meta:generator>LibreOffice/25.2.7.2$Windows_X86_64 LibreOffice_project/5cbfd1ab6520636bb5f7b99185aa69bd7456825d</meta:generator>
    <dc:title>Vivid</dc:title>
    <meta:editing-duration>PT2H4M52S</meta:editing-duration>
    <meta:editing-cycles>18</meta:editing-cycles>
    <dc:date>2026-01-12T17:11:02.497229200</dc:date>
    <meta:document-statistic meta:object-count="167"/>
  </office:meta>
</office:document-meta>
</file>